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10/11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RENGIFO REATEGUI, WILFREDO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8444859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TPP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42730463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CORAL SAAVEDRA LENDER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22965001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42730463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RENGIFO RABINES ROSA DE JESUS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>5273145</text:span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6/11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1.8</text:p>
          </table:table-cell>
          <table:table-cell table:style-name="Tableau1.A2" office:value-type="string">
            <text:p text:style-name="P7">900</text:p>
          </table:table-cell>
          <table:table-cell table:style-name="Tableau1.D2" office:value-type="string">
            <text:p text:style-name="P8">162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162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0/11/2021</text:p>
          </table:table-cell>
          <table:table-cell table:style-name="Tabla2.A3" office:value-type="string">
            <text:p text:style-name="P22">18205401</text:p>
          </table:table-cell>
          <table:table-cell table:style-name="Tabla2.D3" office:value-type="string">
            <text:p text:style-name="P23">162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1-1094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10T23:18:39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